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erif" svg:font-family="serif"/>
    <style:font-face style:name="Lucida Sans1" svg:font-family="'Lucida Sans'" style:font-family-generic="swiss"/>
    <style:font-face style:name="나눔명조" svg:font-family="나눔명조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automatic-styles>
    <style:style style:name="P1" style:family="paragraph" style:parent-style-name="Standard">
      <style:text-properties fo:font-size="11.3999996185303pt" officeooo:rsid="001b3710" officeooo:paragraph-rsid="001b3710" style:font-size-asian="10pt" style:font-size-complex="11.3999996185303pt"/>
    </style:style>
    <style:style style:name="P2" style:family="paragraph" style:parent-style-name="Standard">
      <style:text-properties fo:font-size="11.3999996185303pt" fo:font-weight="bold" officeooo:rsid="001b3710" officeooo:paragraph-rsid="001b3710" style:font-size-asian="10pt" style:font-weight-asian="bold" style:font-size-complex="11.3999996185303pt" style:font-weight-complex="bold"/>
    </style:style>
    <style:style style:name="T1" style:family="text">
      <style:text-properties style:font-name="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2"><text:span text:style-name="T1">Hello My World 게임 Input 안내.</text:span></text:p>
      <text:p text:style-name="P1"><text:span text:style-name="T1"/></text:p>
      <text:p text:style-name="P1"><text:span text:style-name="T1">W, S, A, D 방향 이동키</text:span></text:p>
      <text:p text:style-name="P1"><text:span text:style-name="T1">SpaceBar 점프 (2번누르면 2단 점프 )</text:span></text:p>
      <text:p text:style-name="P1"><text:span text:style-name="T1">C 웅크리기</text:span></text:p>
      <text:p text:style-name="P1"><text:span text:style-name="T1"/></text:p>
      <text:p text:style-name="P1"><text:span text:style-name="T1">I : 인벤토리 오픈</text:span></text:p>
      <text:p text:style-name="P1"><text:span text:style-name="T1">F10 : 게임메뉴 오픈</text:span></text:p>
      <text:p text:style-name="P1"><text:span text:style-name="T1">U : 제작 화면오픈</text:span></text:p>
      <text:p text:style-name="P1"><text:span text:style-name="T1">F : 상점 오픈</text:span></text:p>
      <text:p text:style-name="P1"><text:span text:style-name="T1">` : 채팅로그 오픈</text:span></text:p>
      <text:p text:style-name="P1"><text:span text:style-name="T1">Esc : 마우스 락 탈출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erif" svg:font-family="serif"/>
    <style:font-face style:name="Lucida Sans1" svg:font-family="'Lucida Sans'" style:font-family-generic="swiss"/>
    <style:font-face style:name="나눔명조" svg:font-family="나눔명조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나눔고딕" svg:font-family="나눔고딕" style:font-family-generic="system" style:font-pitch="variable"/>
    <style:font-face style:name="나눔명조1" svg:font-family="나눔명조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나눔명조" fo:font-size="12pt" fo:language="en" fo:country="US" style:letter-kerning="true" style:font-name-asian="나눔명조1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나눔명조" fo:font-size="12pt" fo:language="en" fo:country="US" style:letter-kerning="true" style:font-name-asian="나눔명조1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나눔고딕" style:font-family-asian="나눔고딕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0T16:09:44.941000000</meta:creation-date>
    <dc:date>2020-12-20T16:12:39.991000000</dc:date>
    <meta:editing-duration>PT2M56S</meta:editing-duration>
    <meta:editing-cycles>1</meta:editing-cycles>
    <meta:document-statistic meta:table-count="0" meta:image-count="0" meta:object-count="0" meta:page-count="1" meta:paragraph-count="10" meta:word-count="82" meta:character-count="145" meta:non-whitespace-character-count="110"/>
    <meta:generator>LibreOffice/6.4.6.2$Windows_X86_64 LibreOffice_project/0ce51a4fd21bff07a5c061082cc82c5ed232f115</meta:generator>
  </office:meta>
</office:document-meta>
</file>